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a7c5" officeooo:paragraph-rsid="0019a7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document root de php es por defecto /var/www/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9:44:08.047441288</meta:creation-date>
    <dc:date>2018-09-20T19:44:42.802440151</dc:date>
    <meta:editing-duration>PT36S</meta:editing-duration>
    <meta:editing-cycles>1</meta:editing-cycles>
    <meta:document-statistic meta:table-count="0" meta:image-count="0" meta:object-count="0" meta:page-count="1" meta:paragraph-count="1" meta:word-count="9" meta:character-count="52" meta:non-whitespace-character-count="44"/>
    <meta:generator>LibreOffice/6.0.3.2$Linux_X86_64 LibreOffice_project/00m0$Build-2</meta:generator>
  </office:meta>
</office:document-meta>
</file>